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6cm" fo:min-width="3.662cm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226cm" fo:min-width="3.66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1cm" fo:min-width="3.66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87cm" fo:min-width="3.6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cm" fo:min-width="1.14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cm" fo:min-width="1.726cm"/>
    </style:style>
    <style:style style:name="gr7" style:family="graphic" style:parent-style-name="objectwithoutfill">
      <style:graphic-properties draw:stroke="dash" draw:stroke-dash="Fine_20_Dashed" svg:stroke-width="0.02cm" svg:stroke-color="#ff3333" draw:marker-start-width="0.275cm" draw:marker-end-width="0.275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8cm" fo:min-width="3.6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889cm"/>
    </style:style>
    <style:style style:name="gr10" style:family="graphic" style:parent-style-name="standard">
      <style:graphic-properties svg:stroke-color="#000000" draw:fill="solid" draw:fill-color="#ffffff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7cm" fo:min-width="3.662cm"/>
    </style:style>
    <style:style style:name="gr1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226cm" fo:min-width="2.86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1cm" fo:min-width="2.862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6cm" fo:min-width="2.8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62cm" svg:height="0.856cm" svg:x="3.388cm" svg:y="7.044cm">
          <text:p text:style-name="P1"><text:span text:style-name="T1">Platform</text:span></text:p>
          <text:p text:style-name="P1"><text:span text:style-name="T1">(KVM, Xen, bare metal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62cm" svg:height="0.476cm" svg:x="3.388cm" svg:y="4.759cm">
          <text:p text:style-name="P1"><text:span text:style-name="T1">rump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62cm" svg:height="0.761cm" svg:x="3.388cm" svg:y="3.903cm">
          <text:p text:style-name="P1"><text:span text:style-name="T1">rump 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62cm" svg:height="0.856cm" svg:x="3.388cm" svg:y="5.331cm">
          <text:p text:style-name="P1"><text:span text:style-name="T1">libbmk_rump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62cm" svg:height="1.237cm" svg:x="3.388cm" svg:y="1.999cm">
          <text:p text:style-name="P1"><text:span text:style-name="T1">lib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6cm" svg:height="0.38cm" svg:x="5.808cm" svg:y="2.665cm">
          <text:p text:style-name="P1"><text:span text:style-name="T2">syscall tr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226cm" svg:height="0.38cm" svg:x="3.485cm" svg:y="2.665cm">
          <text:p text:style-name="P1"><text:span text:style-name="T2">rump kernel call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808cm" svg:y1="2.665cm" svg:x2="7.454cm" svg:y2="3.046cm">
          <text:p/>
        </draw:line>
        <draw:line draw:style-name="gr7" draw:text-style-name="P5" draw:layer="layout" svg:x1="7.454cm" svg:y1="2.665cm" svg:x2="5.808cm" svg:y2="3.046cm">
          <text:p/>
        </draw:line>
        <draw:custom-shape draw:style-name="gr8" draw:text-style-name="P2" draw:layer="layout" svg:width="4.162cm" svg:height="0.858cm" svg:x="3.388cm" svg:y="0.285cm">
          <text:p text:style-name="P1"><text:span text:style-name="T1">POSIX'y application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62cm" svg:height="0.856cm" svg:x="3.388cm" svg:y="1.143cm">
          <text:p text:style-name="P1"><text:span text:style-name="T1">userspace libraries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89cm" svg:height="0.895cm" svg:x="0cm" svg:y="0cm">
          <draw:text-box>
            <text:p text:style-name="P1"><text:span text:style-name="T2">same threads</text:span></text:p>
            <text:p text:style-name="P1"><text:span text:style-name="T2">throughout entire stack</text:span></text:p>
          </draw:text-box>
        </draw:frame>
        <draw:g>
          <draw:g>
            <draw:g>
              <draw:ellipse draw:style-name="gr10" draw:text-style-name="P7" draw:layer="layout" svg:width="0.871cm" svg:height="0.822cm" svg:x="0.484cm" svg:y="1.867cm" draw:kind="arc" draw:start-angle="90" draw:end-angle="270">
                <text:p/>
              </draw:ellipse>
              <draw:ellipse draw:style-name="gr10" draw:text-style-name="P7" draw:layer="layout" svg:width="0.871cm" svg:height="0.82cm" svg:x="0.484cm" svg:y="1.047cm" draw:kind="arc" draw:start-angle="270" draw:end-angle="90">
                <text:p/>
              </draw:ellipse>
            </draw:g>
            <draw:g>
              <draw:ellipse draw:style-name="gr10" draw:text-style-name="P7" draw:layer="layout" svg:width="0.871cm" svg:height="0.821cm" svg:x="0.484cm" svg:y="3.51cm" draw:kind="arc" draw:start-angle="90" draw:end-angle="270">
                <text:p/>
              </draw:ellipse>
              <draw:ellipse draw:style-name="gr10" draw:text-style-name="P7" draw:layer="layout" svg:width="0.871cm" svg:height="0.821cm" svg:x="0.484cm" svg:y="2.689cm" draw:kind="arc" draw:start-angle="270" draw:end-angle="90">
                <text:p/>
              </draw:ellipse>
            </draw:g>
          </draw:g>
          <draw:g>
            <draw:g>
              <draw:ellipse draw:style-name="gr10" draw:text-style-name="P7" draw:layer="layout" svg:width="0.871cm" svg:height="0.821cm" svg:x="0.484cm" svg:y="5.151cm" draw:kind="arc" draw:start-angle="90" draw:end-angle="270">
                <text:p/>
              </draw:ellipse>
              <draw:ellipse draw:style-name="gr10" draw:text-style-name="P7" draw:layer="layout" svg:width="0.871cm" svg:height="0.82cm" svg:x="0.484cm" svg:y="4.331cm" draw:kind="arc" draw:start-angle="270" draw:end-angle="90">
                <text:p/>
              </draw:ellipse>
            </draw:g>
            <draw:g>
              <draw:ellipse draw:style-name="gr10" draw:text-style-name="P7" draw:layer="layout" svg:width="0.871cm" svg:height="0.822cm" svg:x="0.484cm" svg:y="6.793cm" draw:kind="arc" draw:start-angle="90" draw:end-angle="270">
                <text:p/>
              </draw:ellipse>
              <draw:ellipse draw:style-name="gr10" draw:text-style-name="P7" draw:layer="layout" svg:width="0.871cm" svg:height="0.821cm" svg:x="0.484cm" svg:y="5.972cm" draw:kind="arc" draw:start-angle="270" draw:end-angle="90">
                <text:p/>
              </draw:ellipse>
            </draw:g>
          </draw:g>
        </draw:g>
        <draw:g>
          <draw:g>
            <draw:g>
              <draw:ellipse draw:style-name="gr10" draw:text-style-name="P7" draw:layer="layout" svg:width="0.872cm" svg:height="0.822cm" svg:x="1.742cm" svg:y="1.867cm" draw:kind="arc" draw:start-angle="90" draw:end-angle="270">
                <text:p/>
              </draw:ellipse>
              <draw:ellipse draw:style-name="gr10" draw:text-style-name="P7" draw:layer="layout" svg:width="0.872cm" svg:height="0.82cm" svg:x="1.742cm" svg:y="1.047cm" draw:kind="arc" draw:start-angle="270" draw:end-angle="90">
                <text:p/>
              </draw:ellipse>
            </draw:g>
            <draw:g>
              <draw:ellipse draw:style-name="gr10" draw:text-style-name="P7" draw:layer="layout" svg:width="0.872cm" svg:height="0.821cm" svg:x="1.742cm" svg:y="3.51cm" draw:kind="arc" draw:start-angle="90" draw:end-angle="270">
                <text:p/>
              </draw:ellipse>
              <draw:ellipse draw:style-name="gr10" draw:text-style-name="P7" draw:layer="layout" svg:width="0.872cm" svg:height="0.821cm" svg:x="1.742cm" svg:y="2.689cm" draw:kind="arc" draw:start-angle="270" draw:end-angle="90">
                <text:p/>
              </draw:ellipse>
            </draw:g>
          </draw:g>
          <draw:g>
            <draw:g>
              <draw:ellipse draw:style-name="gr10" draw:text-style-name="P7" draw:layer="layout" svg:width="0.872cm" svg:height="0.821cm" svg:x="1.742cm" svg:y="5.151cm" draw:kind="arc" draw:start-angle="90" draw:end-angle="270">
                <text:p/>
              </draw:ellipse>
              <draw:ellipse draw:style-name="gr10" draw:text-style-name="P7" draw:layer="layout" svg:width="0.872cm" svg:height="0.82cm" svg:x="1.742cm" svg:y="4.331cm" draw:kind="arc" draw:start-angle="270" draw:end-angle="90">
                <text:p/>
              </draw:ellipse>
            </draw:g>
            <draw:g>
              <draw:ellipse draw:style-name="gr10" draw:text-style-name="P7" draw:layer="layout" svg:width="0.872cm" svg:height="0.822cm" svg:x="1.742cm" svg:y="6.793cm" draw:kind="arc" draw:start-angle="90" draw:end-angle="270">
                <text:p/>
              </draw:ellipse>
              <draw:ellipse draw:style-name="gr10" draw:text-style-name="P7" draw:layer="layout" svg:width="0.872cm" svg:height="0.821cm" svg:x="1.742cm" svg:y="5.972cm" draw:kind="arc" draw:start-angle="270" draw:end-angle="90">
                <text:p/>
              </draw:ellipse>
            </draw:g>
          </draw:g>
        </draw:g>
        <draw:custom-shape draw:style-name="gr11" draw:text-style-name="P2" draw:layer="layout" svg:width="4.162cm" svg:height="0.857cm" svg:x="3.388cm" svg:y="6.187cm">
          <text:p text:style-name="P1"><text:span text:style-name="T1">Bare Metal Kernel (bmk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62cm" svg:height="0.476cm" svg:x="3.388cm" svg:y="3.331cm">
          <text:p text:style-name="P1"><text:span text:style-name="T1">rump kernel syscal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62cm" svg:height="0.856cm" svg:x="7.938cm" svg:y="7.044cm">
          <text:p text:style-name="P1"><text:span text:style-name="T1">Platform</text:span></text:p>
          <text:p text:style-name="P1"><text:span text:style-name="T1">(KVM, Xen, bare metal ...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62cm" svg:height="0.476cm" svg:x="7.938cm" svg:y="4.759cm">
          <text:p text:style-name="P1"><text:span text:style-name="T1">rumpu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362cm" svg:height="0.761cm" svg:x="7.938cm" svg:y="3.903cm">
          <text:p text:style-name="P1"><text:span text:style-name="T1">rump kernel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362cm" svg:height="0.856cm" svg:x="7.938cm" svg:y="5.331cm">
          <text:p text:style-name="P1"><text:span text:style-name="T1">libbmk_rum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62cm" svg:height="0.856cm" svg:x="7.938cm" svg:y="2.38cm">
          <text:p text:style-name="P1"><text:span text:style-name="T1">custom application(s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62cm" svg:height="0.857cm" svg:x="7.938cm" svg:y="6.187cm">
          <text:p text:style-name="P1"><text:span text:style-name="T1">Bare Metal Kernel (bmk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62cm" svg:height="0.476cm" svg:x="7.938cm" svg:y="3.331cm">
          <text:p text:style-name="P1"><text:span text:style-name="T1">rump kernel syscal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400%" draw:distance="2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2:14:01.127080701</meta:creation-date>
    <dc:date>2016-04-29T13:55:15.852645345</dc:date>
    <meta:editing-duration>PT43M43S</meta:editing-duration>
    <meta:editing-cycles>12</meta:editing-cycles>
    <meta:generator>LibreOffice/5.0.5.2$Linux_X86_64 LibreOffice_project/00m0$Build-2</meta:generator>
    <meta:document-statistic meta:object-count="51"/>
  </office:meta>
</office:document-meta>
</file>